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.1in" fo:line-height="200%"/>
    </style:style>
    <style:style style:name="P2" style:parent-style-name="Standard" style:family="paragraph">
      <style:paragraph-properties fo:text-align="center" fo:margin-bottom="0.1in" fo:line-height="200%"/>
    </style:style>
    <style:style style:name="P3" style:parent-style-name="Standard" style:family="paragraph">
      <style:paragraph-properties fo:text-align="center" fo:margin-bottom="0.1in" fo:line-height="200%"/>
    </style:style>
    <style:style style:name="P4" style:parent-style-name="Standard" style:family="paragraph">
      <style:paragraph-properties fo:text-align="center" fo:margin-bottom="0.1in" fo:line-height="200%"/>
    </style:style>
    <style:style style:name="P5" style:parent-style-name="Standard" style:family="paragraph">
      <style:paragraph-properties fo:text-align="center" fo:margin-bottom="0.1in" fo:line-height="200%"/>
    </style:style>
    <style:style style:name="P6" style:parent-style-name="Standard" style:family="paragraph">
      <style:paragraph-properties fo:text-align="center" fo:margin-bottom="0.1in" fo:line-height="200%"/>
    </style:style>
    <style:style style:name="P7" style:parent-style-name="Standard" style:family="paragraph">
      <style:paragraph-properties fo:text-align="center" fo:margin-bottom="0.1in" fo:line-height="200%"/>
    </style:style>
    <style:style style:name="P8" style:parent-style-name="Standard" style:family="paragraph">
      <style:paragraph-properties fo:text-align="center" fo:margin-bottom="0.1in" fo:line-height="200%"/>
    </style:style>
    <style:style style:name="P9" style:parent-style-name="Standard" style:family="paragraph">
      <style:paragraph-properties fo:text-align="center" fo:margin-bottom="0.1in" fo:line-height="200%"/>
    </style:style>
    <style:style style:name="P10" style:parent-style-name="Standard" style:family="paragraph">
      <style:paragraph-properties fo:text-align="center" fo:margin-bottom="0.1in" fo:line-height="200%"/>
    </style:style>
    <style:style style:name="P11" style:parent-style-name="Standard" style:family="paragraph">
      <style:paragraph-properties fo:text-align="center" fo:margin-bottom="0.1in" fo:line-height="200%"/>
    </style:style>
    <style:style style:name="P12" style:parent-style-name="Standard" style:family="paragraph">
      <style:paragraph-properties fo:text-align="center" fo:margin-bottom="0.1in" fo:line-height="200%"/>
    </style:style>
    <style:style style:name="P13" style:parent-style-name="Standard" style:family="paragraph">
      <style:paragraph-properties fo:text-align="center" fo:margin-bottom="0.1in" fo:line-height="200%"/>
    </style:style>
    <style:style style:name="P14" style:parent-style-name="Standard" style:family="paragraph">
      <style:paragraph-properties fo:text-align="center" fo:margin-bottom="0.1in" fo:line-height="200%"/>
    </style:style>
    <style:style style:name="P15" style:parent-style-name="Standard" style:family="paragraph">
      <style:paragraph-properties fo:text-align="center" fo:margin-bottom="0.1in" fo:line-height="200%"/>
    </style:style>
    <style:style style:name="P16" style:parent-style-name="Standard" style:family="paragraph">
      <style:paragraph-properties fo:text-align="center" fo:margin-bottom="0.1in" fo:line-height="200%"/>
    </style:style>
    <style:style style:name="P17" style:parent-style-name="Standard" style:family="paragraph">
      <style:paragraph-properties fo:text-align="center" fo:margin-bottom="0.1in" fo:line-height="200%"/>
    </style:style>
    <style:style style:name="P18" style:parent-style-name="Standard" style:family="paragraph">
      <style:paragraph-properties fo:text-align="center" fo:margin-bottom="0.1in" fo:line-height="200%"/>
    </style:style>
    <style:style style:name="P19" style:parent-style-name="Standard" style:family="paragraph">
      <style:paragraph-properties fo:text-align="center" fo:margin-bottom="0.1in" fo:line-height="200%"/>
    </style:style>
    <style:style style:name="P20" style:parent-style-name="Standard" style:family="paragraph">
      <style:paragraph-properties fo:margin-bottom="0.1in" fo:line-height="200%"/>
    </style:style>
    <style:style style:name="P21" style:parent-style-name="Standard" style:family="paragraph">
      <style:paragraph-properties fo:text-align="center" fo:margin-bottom="0.1in" fo:line-height="200%"/>
    </style:style>
    <style:style style:name="P22" style:parent-style-name="Standard" style:family="paragraph">
      <style:paragraph-properties fo:margin-bottom="0.1in" fo:line-height="200%"/>
    </style:style>
    <style:style style:name="P23" style:parent-style-name="Standard" style:family="paragraph">
      <style:paragraph-properties fo:margin-bottom="0.1in" fo:line-height="200%"/>
    </style:style>
    <style:style style:name="P24" style:parent-style-name="Standard" style:family="paragraph">
      <style:paragraph-properties fo:margin-bottom="0.1in" fo:line-height="200%"/>
    </style:style>
    <style:style style:name="P25" style:parent-style-name="Standard" style:family="paragraph">
      <style:paragraph-properties fo:margin-bottom="0.1in" fo:line-height="200%"/>
    </style:style>
    <style:style style:name="P26" style:parent-style-name="Standard" style:family="paragraph">
      <style:paragraph-properties fo:text-align="center" fo:margin-bottom="0.1in" fo:line-height="200%"/>
    </style:style>
    <style:style style:name="P27" style:parent-style-name="Standard" style:family="paragraph">
      <style:paragraph-properties fo:margin-bottom="0.1in" fo:line-height="200%"/>
    </style:style>
    <style:style style:name="P28" style:parent-style-name="Standard" style:family="paragraph">
      <style:paragraph-properties fo:margin-bottom="0.1in" fo:line-height="200%"/>
    </style:style>
    <style:style style:name="P29" style:parent-style-name="Standard" style:family="paragraph">
      <style:paragraph-properties fo:margin-bottom="0.1in" fo:line-height="200%"/>
    </style:style>
    <style:style style:name="P30" style:parent-style-name="Standard" style:family="paragraph">
      <style:paragraph-properties fo:margin-bottom="0.1in" fo:line-height="200%"/>
    </style:style>
    <style:style style:name="P31" style:parent-style-name="Standard" style:family="paragraph">
      <style:paragraph-properties fo:margin-bottom="0.1in" fo:line-height="200%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>John Kulp</text:p>
      <text:p text:style-name="P8">CS 1632 Quality Assurance</text:p>
      <text:p text:style-name="P9">Deliverable 6</text:p>
      <text:p text:style-name="P10">https://github.com/Otterpaw/CS1632_deliverable_6</text:p>
      <text:p text:style-name="P11">(pictures of the TDD process available in the Github page)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soft-page-break/>
      <text:p text:style-name="P21">Summary and Testing Concerns</text:p>
      <text:p text:style-name="P22"><text:tab/>I decided to do test driven development<text:s/>of a custom python application. <text:s/>I've always had fun messing around with game development, however my projects often get bogged down with poor organization or buggy function interactions. <text:s/>Because of this, I decided to write a simple RPG style combat simulator using test driven development in order to hopefully negate the normal coding issues.</text:p>
      <text:p text:style-name="P23"><text:tab/>I used the standard red greed refactor loop in order to write unit tests for each function before I wrote the function itself. <text:s/>However, this process was not possible for every section of the code. <text:s/>I ended up breaking this tenet for the main runtime loop and the player turn loop. <text:s/>These cases were special because they had limited ability to be actually tested. <text:s/>The runtime loop was simply a loop that called the turn<text:s/>functions and success and failure functions until the success or failure returned true. <text:s/>The player turn loop was something that I had trouble visualizing before I coded due to the structural complexity of visualizing how my code would make a multi-layered menu.</text:p>
      <text:p text:style-name="P24"><text:tab/>I faced several issues while I was working on this project. <text:s/>First, I had to deal with the difference in doing test driven development on python code rather than java code. <text:s/>The differences extend farther than syntax, as python is an interpreted language and not nearly as class based as java. <text:s/>Because of this, I had to work with different techniques for mocking and stubbing and I had far fewer classes to deal with. <text:s/>My biggest hurdle was understanding how to effectively use monkey patching, a technique that I used for stubbing methods. <text:s/>This technique involves changing the module’s function pointers within the namespace of the test function in order to alter the process of the function. <text:s/>This tool became incredibly useful for writing my tests.</text:p>
      <text:p text:style-name="P25"><text:tab/>In the future, I would like to create several integration tests. <text:s/>My current tests cover each function independently, but the difficulty in this coding project is the interaction between the parts. <text:s/>However, I think that test driven development would be a good way to move forward with this project, whether or not it is required.</text:p>
      <text:soft-page-break/>
      <text:p text:style-name="P26">Quality Assessment</text:p>
      <text:p text:style-name="P27">All of the tests in the code pass successfully. <text:s/>However, the main loop is a problem area, because it currently is not tested due to the difficulty in testing a runtime loop.</text:p>
      <text:p text:style-name="P28">I believe that the code is of high quality. <text:s/>It is well commented and the vast majority of functions have dedicated unit tests. <text:s/></text:p>
      <text:p text:style-name="P29">However, I do not believe that the code is ready to be released. <text:s/>Even though the<text:s/>minimum viable product<text:s/>currently runs to specifications, it lacks any integration tests to ensure that the program is usable.<text:s text:c="2"/>Creating these tests before releasing the software would both help to catch any bugs that slipped through the test driven development and also provide more insurance of future code sustainability.</text:p>
      <text:p text:style-name="P30"/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ulp, John H</dc:creator>
    <meta:creation-date>2015-12-08T14:42:00Z</meta:creation-date>
    <dc:date>2015-12-08T21:13:00Z</dc:date>
    <meta:template xlink:href="Normal" xlink:type="simple"/>
    <meta:editing-cycles>6</meta:editing-cycles>
    <meta:editing-duration>PT840S</meta:editing-duration>
    <meta:document-statistic meta:page-count="3" meta:paragraph-count="6" meta:word-count="461" meta:character-count="3087" meta:row-count="21" meta:non-whitespace-character-count="2632"/>
  </office:meta>
</office:document-meta>
</file>